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rsid="000671f7" officeooo:paragraph-rsid="000671f7" style:font-weight-asian="bold" style:font-weight-complex="bold"/>
    </style:style>
    <style:style style:name="P3" style:family="paragraph" style:parent-style-name="Text_20_body">
      <style:text-properties fo:font-weight="normal" officeooo:rsid="000671f7" officeooo:paragraph-rsid="000671f7" style:font-weight-asian="normal" style:font-weight-complex="normal"/>
    </style:style>
    <style:style style:name="P4" style:family="paragraph" style:parent-style-name="Text_20_body">
      <style:text-properties fo:font-weight="normal" officeooo:rsid="000c1991" officeooo:paragraph-rsid="000c1991" style:font-weight-asian="normal" style:font-weight-complex="normal"/>
    </style:style>
    <style:style style:name="P5" style:family="paragraph" style:parent-style-name="Standard">
      <style:text-properties officeooo:rsid="000568d7" officeooo:paragraph-rsid="000568d7"/>
    </style:style>
    <style:style style:name="P6" style:family="paragraph" style:parent-style-name="Standard">
      <style:text-properties fo:font-weight="bold" officeooo:rsid="000dd397" officeooo:paragraph-rsid="000dd397" style:font-weight-asian="bold" style:font-weight-complex="bold"/>
    </style:style>
    <style:style style:name="P7" style:family="paragraph" style:parent-style-name="Standard">
      <style:text-properties fo:font-weight="normal" officeooo:rsid="000dd397" officeooo:paragraph-rsid="000dd397" style:font-weight-asian="normal" style:font-weight-complex="normal"/>
    </style:style>
    <style:style style:name="P8" style:family="paragraph" style:parent-style-name="Standard">
      <style:text-properties fo:font-weight="normal" officeooo:rsid="000f38ca" officeooo:paragraph-rsid="000f38ca" style:font-weight-asian="normal" style:font-weight-complex="normal"/>
    </style:style>
    <style:style style:name="P9" style:family="paragraph" style:parent-style-name="Text_20_body">
      <style:text-properties officeooo:paragraph-rsid="000a5ce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5cec" style:font-weight-asian="bold" style:font-weight-complex="bold"/>
    </style:style>
    <style:style style:name="T3" style:family="text">
      <style:text-properties officeooo:rsid="0007ff96"/>
    </style:style>
    <style:style style:name="T4" style:family="text">
      <style:text-properties officeooo:rsid="0008d5ab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0f38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text:span text:style-name="T1">1 ¿Que es un dato?</text:span></text:p>
      <text:p text:style-name="P5">Información de carácter personal registrada en un soporte físico, que puede ser usado por cualquier órgano, sea publico privado.</text:p>
      <text:p text:style-name="P1">2 Tipos de datos y diferentes niveles de seguridad en los datos</text:p>
      <text:p text:style-name="P3">Alto: cualquier otro fichero que tenga dato de carácter personal. Ideología, religión, creencias, origen racial, salud, datos recabados para fines policiales.</text:p>
      <text:p text:style-name="P3">Medio: <text:span text:style-name="T3">infracciones penales o administrativas, servicios financieros, solvencia patrimonial, formación para la gestión de hacienda publica.</text:span></text:p>
      <text:p text:style-name="P3"><text:span text:style-name="T4">Básico</text:span>: <text:span text:style-name="T3">nombre, apellido y teléfono.</text:span></text:p>
      <text:p text:style-name="P2"/>
      <text:p text:style-name="P1">3 ¿Que es la agencia española de protección de datos?</text:p>
      <text:p text:style-name="Text_20_body">está encargada de velar por el cumplimiento de la legislación sobre protección de datos y controlar su aplicación, en especial en lo relativo a los derechos de información, acceso, rectificación, oposición y cancelación de datos (ARCO) </text:p>
      <text:p text:style-name="P1">4 Figuras representativas en las empresas asociadas a la protección de datos.</text:p>
      <text:p text:style-name="Text_20_body"><text:span text:style-name="T5">La AEPD y ASCOM firman un protocolo para impulsar la </text:span><text:span text:style-name="Emphasis"><text:span text:style-name="T5">figura </text:span></text:span><text:span text:style-name="T5">del Delegado de </text:span><text:span text:style-name="Emphasis"><text:span text:style-name="T5">Protección de Datos</text:span></text:span><text:span text:style-name="T5">y facilitar a las </text:span><text:span text:style-name="Emphasis"><text:span text:style-name="T5">empresas </text:span></text:span><text:span text:style-name="T5">el cumplimiento del RGPD. La Agencia facilitará a la Asociación Española de Compliance las herramientas, guías y publicaciones que puedan ayudar a las</text:span><text:span text:style-name="Emphasis"><text:span text:style-name="T5">empresas</text:span></text:span><text:span text:style-name="T5">en el cumplimiento </text:span></text:p>
      <text:p text:style-name="P1">5 Caso Practico: Que ocurre si yo como profesional de una empresa "accedo" a datos de carácter personal y la dejo abierta.</text:p>
      <text:p text:style-name="P4">Estas cometiendo una infracción a nivel medio ya que estas ha cediendo a los datos y dejando que otros usuarios que no tengan esos privilegios puedan hacer uso de esos datos.</text:p>
      <text:p text:style-name="P9"><text:span text:style-name="T2">6 mecanismos de seguridad por niveles que dice la ley.</text:span></text:p>
      <text:p text:style-name="Standard"/>
      <text:p text:style-name="Standard">Los apartados mínimos que debe incluir el documento de seguridad son los siguientes: </text:p>
      <text:p text:style-name="Standard">ámbito de aplicación: especificación detallada de los recursos protegidos; especificación detallada de los recursos protegidos medidas, normas, procedimientos, reglas y estándares de seguridad; funciones y obligaciones del personal, estructura y descripción de los ficheros y sistemas de información; procedimiento de notificación, gestión y respuesta ante incidencias; procedimiento de copias de respaldo y recuperación de datos; medidas adoptadas en el transporte, destrucción y/o reutilización de soportes y documentos.</text:p>
      <text:p text:style-name="Standard"/>
      <text:p text:style-name="P6">7 <text:span text:style-name="T6">conclusión.</text:span></text:p>
      <text:p text:style-name="P7">Las medidas que tenemos que tomar <text:span text:style-name="T6">están</text:span> obsoletas, a falta de estar actualizadas, seria necesario que las medidas que tomen contra las empresas fuesen justas y se adaptaran al beneficio de cuya empresa. </text:p>
      <text:p text:style-name="P7">Los datos de los usuarios tienen un gran <text:span text:style-name="T6">vació</text:span> legal pudiendo <text:span text:style-name="T6">así</text:span> hacer con ellos lo que quieran ya que la ley no suele hacerle nada ya que las medidas no <text:span text:style-name="T6">están</text:span> actualizadas y en caso de que los culpen como <text:span text:style-name="T6">culpables</text:span> las multas para pequeñas empresas son <text:span text:style-name="T6">ridículas</text:span> siendo de esta forma que les trae mas cuenta vender datos y que los multen posteriormente. </text:p>
      <text:p text:style-name="P8"><text:soft-page-break/>Tambien hemos visto los mecanismos de seguridad y los niveles de seguridad de tipo alto y medio deberian estar mejor protegidos obligadamente y actualizar la ley ya que los datos de la gente ya nose guardan en una oficina o en una habitación si no en servidores que muchas veces los usuarios no saben ni donde se encuentr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08:23:16.933000000</meta:creation-date>
    <dc:date>2018-04-04T19:23:12.792000000</dc:date>
    <meta:editing-duration>PT2H26M41S</meta:editing-duration>
    <meta:editing-cycles>4</meta:editing-cycles>
    <meta:generator>LibreOffice/5.4.4.2$Windows_X86_64 LibreOffice_project/2524958677847fb3bb44820e40380acbe820f960</meta:generator>
    <meta:document-statistic meta:table-count="0" meta:image-count="0" meta:object-count="0" meta:page-count="2" meta:paragraph-count="19" meta:word-count="483" meta:character-count="3061" meta:non-whitespace-character-count="2591"/>
  </office:meta>
</office:document-meta>
</file>